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1.972cm"/>
    </style:style>
    <style:style style:name="gr4" style:family="graphic" style:parent-style-name="standard">
      <style:graphic-properties draw:stroke="none" svg:stroke-color="#000000" draw:fill="none" draw:fill-color="#ffffff" fo:min-height="5.36cm"/>
    </style:style>
    <style:style style:name="gr5" style:family="graphic" style:parent-style-name="standard">
      <style:graphic-properties draw:stroke="none" svg:stroke-color="#000000" draw:fill="none" draw:fill-color="#ffffff" fo:min-height="3.751cm"/>
    </style:style>
    <style:style style:name="gr6" style:family="graphic" style:parent-style-name="standard">
      <style:graphic-properties draw:stroke="none" svg:stroke-color="#000000" draw:fill="none" draw:fill-color="#ffffff" fo:min-height="9.541cm"/>
    </style:style>
    <style:style style:name="gr7" style:family="graphic" style:parent-style-name="standard">
      <style:graphic-properties draw:stroke="none" svg:stroke-color="#000000" draw:fill="none" draw:fill-color="#ffffff" fo:min-height="2.616cm"/>
    </style:style>
    <style:style style:name="gr8" style:family="graphic" style:parent-style-name="standard">
      <style:graphic-properties draw:stroke="none" svg:stroke-color="#000000" draw:fill="none" draw:fill-color="#ffffff" fo:min-height="6.76cm"/>
    </style:style>
    <style:style style:name="gr9" style:family="graphic" style:parent-style-name="standard">
      <style:graphic-properties draw:stroke="none" svg:stroke-color="#000000" draw:fill="none" draw:fill-color="#ffffff" fo:min-height="6.612cm"/>
    </style:style>
    <style:style style:name="gr10" style:family="graphic" style:parent-style-name="standard">
      <style:graphic-properties draw:stroke="none" svg:stroke-color="#000000" draw:fill="none" draw:fill-color="#ffffff" fo:min-height="7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52cm" svg:height="13.522cm" svg:x="10.496cm" svg:y="4.5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0.4cm" svg:y1="5.691cm" svg:x2="19.253cm" svg:y2="5.691cm">
          <text:p/>
        </draw:line>
        <draw:line draw:style-name="gr2" draw:text-style-name="P1" draw:layer="layout" svg:x1="10.4cm" svg:y1="10.071cm" svg:x2="19.253cm" svg:y2="10.071cm">
          <text:p/>
        </draw:line>
        <draw:frame draw:style-name="gr3" draw:text-style-name="P2" draw:layer="layout" svg:width="8.755cm" svg:height="2.222cm" svg:x="10.461cm" svg:y="4.566cm">
          <draw:text-box>
            <text:p text:style-name="P1"><text:span text:style-name="T1">Product</text:span></text:p>
          </draw:text-box>
        </draw:frame>
        <draw:frame draw:style-name="gr4" draw:text-style-name="P3" draw:layer="layout" svg:width="8.852cm" svg:height="5.61cm" svg:x="10.648cm" svg:y="5.778cm">
          <draw:text-box>
            <text:p text:style-name="P3"><text:span text:style-name="T2">ProductID</text:span></text:p>
            <text:p text:style-name="P3"><text:span text:style-name="T2">ProductName</text:span></text:p>
            <text:p text:style-name="P3"><text:span text:style-name="T2">Price</text:span></text:p>
            <text:p text:style-name="P3"><text:span text:style-name="T2">Size</text:span></text:p>
            <text:p text:style-name="P3"><text:span text:style-name="T2">Catagroy</text:span></text:p>
            <text:p text:style-name="P3"><text:span text:style-name="T2">Shop Storage</text:span></text:p>
            <text:p text:style-name="P3"><text:span text:style-name="T2">Stock Storage</text:span></text:p>
          </draw:text-box>
        </draw:frame>
        <draw:g>
          <draw:g>
            <draw:custom-shape draw:style-name="gr1" draw:text-style-name="P1" draw:layer="layout" svg:width="7.926cm" svg:height="18.103cm" svg:x="20.187cm" svg:y="1.897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20.1cm" svg:y1="3.991cm" svg:x2="28.026cm" svg:y2="3.991cm">
              <text:p/>
            </draw:line>
            <draw:line draw:style-name="gr2" draw:text-style-name="P1" draw:layer="layout" svg:x1="20.1cm" svg:y1="11.874cm" svg:x2="28.026cm" svg:y2="11.874cm">
              <text:p/>
            </draw:line>
            <draw:frame draw:style-name="gr5" draw:text-style-name="P2" draw:layer="layout" svg:width="7.839cm" svg:height="4.001cm" svg:x="20.187cm" svg:y="2.267cm">
              <draw:text-box>
                <text:p text:style-name="P1"><text:span text:style-name="T1">Member</text:span></text:p>
              </draw:text-box>
            </draw:frame>
            <draw:frame draw:style-name="gr6" draw:text-style-name="P4" draw:layer="layout" svg:width="7.925cm" svg:height="9.791cm" svg:x="20.275cm" svg:y="4.053cm">
              <draw:text-box>
                <text:p text:style-name="P4"><text:span text:style-name="T3">MemberID</text:span></text:p>
                <text:p text:style-name="P4"><text:span text:style-name="T3">FirstName</text:span></text:p>
                <text:p text:style-name="P4"><text:span text:style-name="T3">LastName</text:span></text:p>
                <text:p text:style-name="P4"><text:span text:style-name="T3">AddressFirstLine</text:span></text:p>
                <text:p text:style-name="P4"><text:span text:style-name="T3">AddressSecondLine</text:span></text:p>
                <text:p text:style-name="P4"><text:span text:style-name="T3">TelephoneNumber</text:span></text:p>
                <text:p text:style-name="P4"><text:span text:style-name="T3">Email</text:span></text:p>
              </draw:text-box>
            </draw:frame>
          </draw:g>
        </draw:g>
        <draw:custom-shape draw:style-name="gr1" draw:text-style-name="P1" draw:layer="layout" svg:width="8.024cm" svg:height="12.962cm" svg:x="1.688cm" svg:y="4.53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cm" svg:y1="6.037cm" svg:x2="9.625cm" svg:y2="6.037cm">
          <text:p/>
        </draw:line>
        <draw:line draw:style-name="gr2" draw:text-style-name="P1" draw:layer="layout" svg:x1="1.6cm" svg:y1="11.681cm" svg:x2="9.625cm" svg:y2="11.681cm">
          <text:p/>
        </draw:line>
        <draw:frame draw:style-name="gr7" draw:text-style-name="P2" draw:layer="layout" svg:width="7.937cm" svg:height="2.866cm" svg:x="1.731cm" svg:y="4.552cm">
          <draw:text-box>
            <text:p text:style-name="P1"><text:span text:style-name="T1">Order</text:span></text:p>
          </draw:text-box>
        </draw:frame>
        <draw:frame draw:style-name="gr8" draw:layer="layout" svg:width="8.023cm" svg:height="7.01cm" svg:x="1.777cm" svg:y="6.08cm">
          <draw:text-box>
            <text:p>OrderID</text:p>
            <text:p>Quantity</text:p>
          </draw:text-box>
        </draw:frame>
        <draw:frame draw:style-name="gr9" draw:layer="layout" svg:width="7.855cm" svg:height="6.862cm" svg:x="1.845cm" svg:y="10.138cm">
          <draw:text-box>
            <text:p>GetOrderID()</text:p>
            <text:p>GetQuantity()</text:p>
          </draw:text-box>
        </draw:frame>
        <draw:frame draw:style-name="gr10" draw:text-style-name="P3" draw:layer="layout" svg:width="8.814cm" svg:height="7.85cm" svg:x="10.543cm" svg:y="10.25cm">
          <draw:text-box>
            <text:p text:style-name="P3"><text:span text:style-name="T2">AreYouSurePopUpWindow</text:span></text:p>
            <text:p text:style-name="P3"><text:span text:style-name="T2">ProductAddedSucessfullyPopUpWindow</text:span></text:p>
            <text:p text:style-name="P3"><text:span text:style-name="T2">ClosePopUpWindows</text:span></text:p>
            <text:p text:style-name="P3"><text:span text:style-name="T2"/></text:p>
            <text:p text:style-name="P3"><text:span text:style-name="T2">UpdateProductImage</text:span></text:p>
            <text:p text:style-name="P3"><text:span text:style-name="T2"/></text:p>
            <text:p text:style-name="P3"><text:span text:style-name="T2">Validate ProductID</text:span></text:p>
            <text:p text:style-name="P3"><text:span text:style-name="T2">Validate ProductName</text:span></text:p>
            <text:p text:style-name="P3"><text:span text:style-name="T2">Validate Price</text:span></text:p>
            <text:p text:style-name="P3"><text:span text:style-name="T2">Validate Size</text:span></text:p>
            <text:p text:style-name="P3"><text:span text:style-name="T2">Validate Catagroy</text:span></text:p>
            <text:p text:style-name="P3"><text:span text:style-name="T2">Validate Shop Storage</text:span></text:p>
            <text:p text:style-name="P3"><text:span text:style-name="T2">Validate Stock Stor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20:08:59.906000000</meta:creation-date>
    <dc:date>2015-01-15T16:50:16.712000000</dc:date>
    <meta:editing-duration>P0D</meta:editing-duration>
    <meta:editing-cycles>3</meta:editing-cycles>
    <meta:generator>LibreOffice/4.2.6.3$Windows_x86 LibreOffice_project/3fd416d4c6db7d3204c17ce57a1d70f6e531ee21</meta:generator>
    <meta:document-statistic meta:object-count="19"/>
  </office:meta>
</office:document-meta>
</file>